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language="de" fo:country="DE"/>
    </style:style>
    <style:style style:name="P2" style:parent-style-name="Standard" style:family="paragraph">
      <style:text-properties fo:language="de" fo:country="DE"/>
    </style:style>
    <style:style style:name="P3" style:parent-style-name="Listenabsatz" style:list-style-name="LFO3" style:family="paragraph"/>
    <style:style style:name="P4" style:parent-style-name="Listenabsatz" style:list-style-name="LFO3" style:family="paragraph"/>
    <style:style style:name="P5" style:parent-style-name="Listenabsatz" style:list-style-name="LFO3" style:family="paragraph"/>
    <style:style style:name="P6" style:parent-style-name="Listenabsatz" style:list-style-name="LFO3" style:family="paragraph"/>
    <style:style style:name="P7" style:parent-style-name="Listenabsatz" style:list-style-name="LFO3" style:family="paragraph"/>
  </office:automatic-styles>
  <office:body>
    <office:text text:use-soft-page-breaks="true">
      <text:p text:style-name="P1">Name: Moritz<text:s/>Schneider</text:p>
      <text:p text:style-name="P2">Gender: Male</text:p>
      <text:p text:style-name="Standard">Age: 25</text:p>
      <text:p text:style-name="Standard">Moritz<text:s/>is a<text:s/>Rescue assistant<text:s/>with all his heart and if he is not working, his second love is soccer. Max likes to go to Festivals or Rock concerts with his Friends. He is living in a commune with 3 other guys. They’re doing many activities together.</text:p>
      <text:p text:style-name="Standard">Key characteristics:</text:p>
      <text:list text:style-name="LFO3" text:continue-numbering="true">
        <text:list-item>
          <text:p text:style-name="P3">Likes to go on trips with his friends</text:p>
        </text:list-item>
        <text:list-item>
          <text:p text:style-name="P4">Do different Activities with different Friend groups<text:s/>(work, soccer, flatmates, …)</text:p>
        </text:list-item>
      </text:list>
      <text:p text:style-name="Standard">Goals for the app:</text:p>
      <text:list text:style-name="LFO3" text:continue-numbering="true">
        <text:list-item>
          <text:p text:style-name="P5">Don’t need to do after the short Trips all the Math</text:p>
        </text:list-item>
        <text:list-item>
          <text:p text:style-name="P6">No need to do Excel sheets anymore</text:p>
        </text:list-item>
        <text:list-item>
          <text:p text:style-name="P7">Easy App handling</text:p>
        </text:list-item>
      </text:list>
      <text:p text:style-name="Standard">Use case scenario:</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paragraph-properties fo:line-height="106%"/>
      <style:text-properties fo:language="en" fo:country="GB"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anna Schulze</meta:initial-creator>
    <dc:creator>Hanna Schulze</dc:creator>
    <meta:creation-date>2018-12-13T09:04:00Z</meta:creation-date>
    <dc:date>2018-12-13T11:03:00Z</dc:date>
    <meta:template xlink:href="Normal" xlink:type="simple"/>
    <meta:editing-cycles>2</meta:editing-cycles>
    <meta:editing-duration>PT0S</meta:editing-duration>
    <meta:document-statistic meta:page-count="1" meta:paragraph-count="1" meta:word-count="79" meta:character-count="579" meta:row-count="4" meta:non-whitespace-character-count="501"/>
  </office:meta>
</office:document-meta>
</file>